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3" style:family="table">
      <style:table-properties style:width="7.001cm" table:align="left" fo:background-color="transparent">
        <style:background-image/>
      </style:table-properties>
    </style:style>
    <style:style style:name="Tabla3.A" style:family="table-column">
      <style:table-column-properties style:column-width="7.001cm"/>
    </style:style>
    <style:style style:name="Tabla3.1" style:family="table-row">
      <style:table-row-properties fo:background-color="transparent">
        <style:background-image/>
      </style:table-row-properties>
    </style:style>
    <style:style style:name="Tabla3.A1" style:family="table-cell">
      <style:table-cell-properties fo:background-color="#000000" fo:padding="0.097cm" fo:border="0.5pt solid #000000">
        <style:background-image/>
      </style:table-cell-properties>
    </style:style>
    <style:style style:name="Tabla2" style:family="table">
      <style:table-properties style:width="7.001cm" table:align="left" fo:background-color="transparent">
        <style:background-image/>
      </style:table-properties>
    </style:style>
    <style:style style:name="Tabla2.A" style:family="table-column">
      <style:table-column-properties style:column-width="7.001cm"/>
    </style:style>
    <style:style style:name="Tabla2.1" style:family="table-row">
      <style:table-row-properties fo:background-color="transparent">
        <style:background-image/>
      </style:table-row-properties>
    </style:style>
    <style:style style:name="Tabla2.A1" style:family="table-cell">
      <style:table-cell-properties fo:background-color="#000000" fo:padding="0.097cm" fo:border="0.5pt solid #000000">
        <style:background-image/>
      </style:table-cell-properties>
    </style:style>
    <style:style style:name="Tabla1" style:family="table">
      <style:table-properties style:width="7.001cm" table:align="left" fo:background-color="transparent">
        <style:background-image/>
      </style:table-properties>
    </style:style>
    <style:style style:name="Tabla1.A" style:family="table-column">
      <style:table-column-properties style:column-width="7.001cm"/>
    </style:style>
    <style:style style:name="Tabla1.1" style:family="table-row">
      <style:table-row-properties fo:background-color="transparent">
        <style:background-image/>
      </style:table-row-properties>
    </style:style>
    <style:style style:name="Tabla1.A1" style:family="table-cell">
      <style:table-cell-properties fo:background-color="#000000" fo:padding="0.097cm" fo:border="0.5pt solid #000000">
        <style:background-image/>
      </style:table-cell-properties>
    </style:style>
    <style:style style:name="Tabla4" style:family="table">
      <style:table-properties style:width="7.001cm" table:align="left" fo:background-color="transparent">
        <style:background-image/>
      </style:table-properties>
    </style:style>
    <style:style style:name="Tabla4.A" style:family="table-column">
      <style:table-column-properties style:column-width="7.001cm"/>
    </style:style>
    <style:style style:name="Tabla4.1" style:family="table-row">
      <style:table-row-properties fo:background-color="transparent">
        <style:background-image/>
      </style:table-row-properties>
    </style:style>
    <style:style style:name="Tabla4.A1" style:family="table-cell">
      <style:table-cell-properties fo:background-color="#000000" fo:padding="0.097cm" fo:border="0.5pt solid #000000">
        <style:background-image/>
      </style:table-cell-properties>
    </style:style>
    <style:style style:name="Tabla5" style:family="table">
      <style:table-properties style:width="7.001cm" table:align="left" fo:background-color="transparent">
        <style:background-image/>
      </style:table-properties>
    </style:style>
    <style:style style:name="Tabla5.A" style:family="table-column">
      <style:table-column-properties style:column-width="7.001cm"/>
    </style:style>
    <style:style style:name="Tabla5.1" style:family="table-row">
      <style:table-row-properties fo:background-color="transparent">
        <style:background-image/>
      </style:table-row-properties>
    </style:style>
    <style:style style:name="Tabla5.A1" style:family="table-cell">
      <style:table-cell-properties fo:background-color="#000000" fo:padding="0.097cm" fo:border="0.5pt solid #000000">
        <style:background-image/>
      </style:table-cell-properties>
    </style:style>
    <style:style style:name="Tabla6" style:family="table">
      <style:table-properties style:width="7.001cm" table:align="left" fo:background-color="transparent">
        <style:background-image/>
      </style:table-properties>
    </style:style>
    <style:style style:name="Tabla6.A" style:family="table-column">
      <style:table-column-properties style:column-width="7.001cm"/>
    </style:style>
    <style:style style:name="Tabla6.1" style:family="table-row">
      <style:table-row-properties fo:background-color="transparent">
        <style:background-image/>
      </style:table-row-properties>
    </style:style>
    <style:style style:name="Tabla6.A1" style:family="table-cell">
      <style:table-cell-properties fo:background-color="#000000" fo:padding="0.097cm" fo:border="0.5pt solid #000000">
        <style:background-image/>
      </style:table-cell-properties>
    </style:style>
    <style:style style:name="Tabla7" style:family="table">
      <style:table-properties style:width="8.599cm" table:align="left" fo:background-color="transparent">
        <style:background-image/>
      </style:table-properties>
    </style:style>
    <style:style style:name="Tabla7.A" style:family="table-column">
      <style:table-column-properties style:column-width="8.599cm"/>
    </style:style>
    <style:style style:name="Tabla7.1" style:family="table-row">
      <style:table-row-properties fo:background-color="transparent">
        <style:background-image/>
      </style:table-row-properties>
    </style:style>
    <style:style style:name="Tabla7.A1" style:family="table-cell">
      <style:table-cell-properties fo:background-color="#000000" fo:padding="0.097cm" fo:border="0.5pt solid #000000">
        <style:background-image/>
      </style:table-cell-properties>
    </style:style>
    <style:style style:name="Tabla8" style:family="table">
      <style:table-properties style:width="7.398cm" table:align="left" fo:background-color="transparent">
        <style:background-image/>
      </style:table-properties>
    </style:style>
    <style:style style:name="Tabla8.A" style:family="table-column">
      <style:table-column-properties style:column-width="7.398cm"/>
    </style:style>
    <style:style style:name="Tabla8.1" style:family="table-row">
      <style:table-row-properties fo:background-color="transparent">
        <style:background-image/>
      </style:table-row-properties>
    </style:style>
    <style:style style:name="Tabla8.A1" style:family="table-cell">
      <style:table-cell-properties fo:background-color="#000000" fo:padding="0.097cm" fo:border="0.5pt solid #000000">
        <style:background-image/>
      </style:table-cell-properties>
    </style:style>
    <style:style style:name="Tabla9" style:family="table">
      <style:table-properties style:width="7.398cm" table:align="left" fo:background-color="transparent">
        <style:background-image/>
      </style:table-properties>
    </style:style>
    <style:style style:name="Tabla9.A" style:family="table-column">
      <style:table-column-properties style:column-width="7.398cm"/>
    </style:style>
    <style:style style:name="Tabla9.1" style:family="table-row">
      <style:table-row-properties fo:background-color="transparent">
        <style:background-image/>
      </style:table-row-properties>
    </style:style>
    <style:style style:name="Tabla9.A1" style:family="table-cell">
      <style:table-cell-properties fo:background-color="#000000" fo:padding="0.097cm" fo:border="0.5pt solid #000000">
        <style:background-image/>
      </style:table-cell-properties>
    </style:style>
    <style:style style:name="Tabla11" style:family="table">
      <style:table-properties style:width="7.198cm" table:align="left" fo:background-color="transparent">
        <style:background-image/>
      </style:table-properties>
    </style:style>
    <style:style style:name="Tabla11.A" style:family="table-column">
      <style:table-column-properties style:column-width="7.198cm"/>
    </style:style>
    <style:style style:name="Tabla11.1" style:family="table-row">
      <style:table-row-properties fo:background-color="transparent">
        <style:background-image/>
      </style:table-row-properties>
    </style:style>
    <style:style style:name="Tabla11.A1" style:family="table-cell">
      <style:table-cell-properties fo:background-color="#000000" fo:padding="0.097cm" fo:border="0.5pt solid #000000">
        <style:background-image/>
      </style:table-cell-properties>
    </style:style>
    <style:style style:name="Tabla10" style:family="table">
      <style:table-properties style:width="7.198cm" table:align="left" fo:background-color="transparent">
        <style:background-image/>
      </style:table-properties>
    </style:style>
    <style:style style:name="Tabla10.A" style:family="table-column">
      <style:table-column-properties style:column-width="7.198cm"/>
    </style:style>
    <style:style style:name="Tabla10.1" style:family="table-row">
      <style:table-row-properties fo:background-color="transparent">
        <style:background-image/>
      </style:table-row-properties>
    </style:style>
    <style:style style:name="Tabla10.A1" style:family="table-cell">
      <style:table-cell-properties fo:background-color="#000000" fo:padding="0.097cm" fo:border="0.5pt solid #000000">
        <style:background-image/>
      </style:table-cell-properties>
    </style:style>
    <style:style style:name="Tabla12" style:family="table">
      <style:table-properties style:width="7.1cm" table:align="left" fo:background-color="transparent">
        <style:background-image/>
      </style:table-properties>
    </style:style>
    <style:style style:name="Tabla12.A" style:family="table-column">
      <style:table-column-properties style:column-width="7.1cm"/>
    </style:style>
    <style:style style:name="Tabla12.1" style:family="table-row">
      <style:table-row-properties fo:background-color="transparent">
        <style:background-image/>
      </style:table-row-properties>
    </style:style>
    <style:style style:name="Tabla12.A1" style:family="table-cell">
      <style:table-cell-properties fo:background-color="#000000" fo:padding="0.097cm" fo:border="0.5pt solid #000000">
        <style:background-image/>
      </style:table-cell-properties>
    </style:style>
    <style:style style:name="Tabla13" style:family="table">
      <style:table-properties style:width="7.1cm" table:align="left" fo:background-color="transparent">
        <style:background-image/>
      </style:table-properties>
    </style:style>
    <style:style style:name="Tabla13.A" style:family="table-column">
      <style:table-column-properties style:column-width="7.1cm"/>
    </style:style>
    <style:style style:name="Tabla13.1" style:family="table-row">
      <style:table-row-properties fo:background-color="transparent">
        <style:background-image/>
      </style:table-row-properties>
    </style:style>
    <style:style style:name="Tabla13.A1" style:family="table-cell">
      <style:table-cell-properties fo:background-color="#000000" fo:padding="0.097cm" fo:border="0.5pt solid #000000">
        <style:background-image/>
      </style:table-cell-properties>
    </style:style>
    <style:style style:name="Tabla14" style:family="table">
      <style:table-properties style:width="7.1cm" table:align="left" fo:background-color="transparent">
        <style:background-image/>
      </style:table-properties>
    </style:style>
    <style:style style:name="Tabla14.A" style:family="table-column">
      <style:table-column-properties style:column-width="7.1cm"/>
    </style:style>
    <style:style style:name="Tabla14.1" style:family="table-row">
      <style:table-row-properties fo:background-color="transparent">
        <style:background-image/>
      </style:table-row-properties>
    </style:style>
    <style:style style:name="Tabla14.A1" style:family="table-cell">
      <style:table-cell-properties fo:background-color="#000000" fo:padding="0.097cm" fo:border="0.5pt solid #000000">
        <style:background-image/>
      </style:table-cell-properties>
    </style:style>
    <style:style style:name="Tabla15" style:family="table">
      <style:table-properties style:width="7.1cm" table:align="left" fo:background-color="transparent">
        <style:background-image/>
      </style:table-properties>
    </style:style>
    <style:style style:name="Tabla15.A" style:family="table-column">
      <style:table-column-properties style:column-width="7.1cm"/>
    </style:style>
    <style:style style:name="Tabla15.1" style:family="table-row">
      <style:table-row-properties fo:background-color="transparent">
        <style:background-image/>
      </style:table-row-properties>
    </style:style>
    <style:style style:name="Tabla15.A1" style:family="table-cell">
      <style:table-cell-properties fo:background-color="#000000" fo:padding="0.097cm" fo:border="0.5pt solid #000000">
        <style:background-image/>
      </style:table-cell-properties>
    </style:style>
    <style:style style:name="Tabla16" style:family="table">
      <style:table-properties style:width="6.902cm" table:align="left" fo:background-color="transparent">
        <style:background-image/>
      </style:table-properties>
    </style:style>
    <style:style style:name="Tabla16.A" style:family="table-column">
      <style:table-column-properties style:column-width="6.902cm"/>
    </style:style>
    <style:style style:name="Tabla16.1" style:family="table-row">
      <style:table-row-properties fo:background-color="transparent">
        <style:background-image/>
      </style:table-row-properties>
    </style:style>
    <style:style style:name="Tabla16.A1" style:family="table-cell">
      <style:table-cell-properties fo:background-color="#000000" fo:padding="0.097cm" fo:border="0.5pt solid #000000">
        <style:background-image/>
      </style:table-cell-properties>
    </style:style>
    <style:style style:name="Tabla17" style:family="table">
      <style:table-properties style:width="6.902cm" table:align="left" fo:background-color="transparent">
        <style:background-image/>
      </style:table-properties>
    </style:style>
    <style:style style:name="Tabla17.A" style:family="table-column">
      <style:table-column-properties style:column-width="6.902cm"/>
    </style:style>
    <style:style style:name="Tabla17.1" style:family="table-row">
      <style:table-row-properties fo:background-color="transparent">
        <style:background-image/>
      </style:table-row-properties>
    </style:style>
    <style:style style:name="Tabla17.A1" style:family="table-cell">
      <style:table-cell-properties fo:background-color="#000000" fo:padding="0.097cm" fo:border="0.5pt solid #000000">
        <style:background-image/>
      </style:table-cell-properties>
    </style:style>
    <style:style style:name="Tabla18" style:family="table">
      <style:table-properties style:width="7.1cm" table:align="left" fo:background-color="transparent">
        <style:background-image/>
      </style:table-properties>
    </style:style>
    <style:style style:name="Tabla18.A" style:family="table-column">
      <style:table-column-properties style:column-width="7.1cm"/>
    </style:style>
    <style:style style:name="Tabla18.1" style:family="table-row">
      <style:table-row-properties fo:background-color="transparent">
        <style:background-image/>
      </style:table-row-properties>
    </style:style>
    <style:style style:name="Tabla18.A1" style:family="table-cell">
      <style:table-cell-properties fo:background-color="#000000" fo:padding="0.097cm" fo:border="0.5pt solid #000000">
        <style:background-image/>
      </style:table-cell-properties>
    </style:style>
    <style:style style:name="Tabla19" style:family="table">
      <style:table-properties style:width="7.1cm" table:align="left" fo:background-color="transparent">
        <style:background-image/>
      </style:table-properties>
    </style:style>
    <style:style style:name="Tabla19.A" style:family="table-column">
      <style:table-column-properties style:column-width="7.1cm"/>
    </style:style>
    <style:style style:name="Tabla19.1" style:family="table-row">
      <style:table-row-properties fo:background-color="transparent">
        <style:background-image/>
      </style:table-row-properties>
    </style:style>
    <style:style style:name="Tabla19.A1" style:family="table-cell">
      <style:table-cell-properties fo:background-color="#000000" fo:padding="0.097cm" fo:border="0.5pt solid #000000">
        <style:background-image/>
      </style:table-cell-properties>
    </style:style>
    <style:style style:name="Tabla20" style:family="table">
      <style:table-properties style:width="8.005cm" table:align="left" fo:background-color="transparent">
        <style:background-image/>
      </style:table-properties>
    </style:style>
    <style:style style:name="Tabla20.A" style:family="table-column">
      <style:table-column-properties style:column-width="8.005cm"/>
    </style:style>
    <style:style style:name="Tabla20.1" style:family="table-row">
      <style:table-row-properties fo:background-color="transparent">
        <style:background-image/>
      </style:table-row-properties>
    </style:style>
    <style:style style:name="Tabla20.A1" style:family="table-cell">
      <style:table-cell-properties fo:background-color="#000000" fo:padding="0.097cm" fo:border="0.5pt solid #000000">
        <style:background-image/>
      </style:table-cell-properties>
    </style:style>
    <style:style style:name="Tabla21" style:family="table">
      <style:table-properties style:width="8.005cm" table:align="left" fo:background-color="transparent">
        <style:background-image/>
      </style:table-properties>
    </style:style>
    <style:style style:name="Tabla21.A" style:family="table-column">
      <style:table-column-properties style:column-width="8.005cm"/>
    </style:style>
    <style:style style:name="Tabla21.1" style:family="table-row">
      <style:table-row-properties fo:background-color="transparent">
        <style:background-image/>
      </style:table-row-properties>
    </style:style>
    <style:style style:name="Tabla21.A1" style:family="table-cell">
      <style:table-cell-properties fo:background-color="#000000" fo:padding="0.097cm" fo:border="0.5pt solid #000000">
        <style:background-image/>
      </style:table-cell-properties>
    </style:style>
    <style:style style:name="Tabla22" style:family="table">
      <style:table-properties style:width="10.298cm" table:align="left" fo:background-color="transparent">
        <style:background-image/>
      </style:table-properties>
    </style:style>
    <style:style style:name="Tabla22.A" style:family="table-column">
      <style:table-column-properties style:column-width="10.298cm"/>
    </style:style>
    <style:style style:name="Tabla22.1" style:family="table-row">
      <style:table-row-properties fo:background-color="transparent">
        <style:background-image/>
      </style:table-row-properties>
    </style:style>
    <style:style style:name="Tabla22.A1" style:family="table-cell">
      <style:table-cell-properties fo:background-color="#000000" fo:padding="0.097cm" fo:border="0.5pt solid #000000">
        <style:background-image/>
      </style:table-cell-properties>
    </style:style>
    <style:style style:name="Tabla23" style:family="table">
      <style:table-properties style:width="7.1cm" table:align="left" fo:background-color="transparent">
        <style:background-image/>
      </style:table-properties>
    </style:style>
    <style:style style:name="Tabla23.A" style:family="table-column">
      <style:table-column-properties style:column-width="7.1cm"/>
    </style:style>
    <style:style style:name="Tabla23.1" style:family="table-row">
      <style:table-row-properties fo:background-color="transparent">
        <style:background-image/>
      </style:table-row-properties>
    </style:style>
    <style:style style:name="Tabla23.A1" style:family="table-cell">
      <style:table-cell-properties fo:background-color="#000000" fo:padding="0.097cm" fo:border="0.5pt solid #000000">
        <style:background-image/>
      </style:table-cell-properties>
    </style:style>
    <style:style style:name="P1" style:family="paragraph" style:parent-style-name="Standard">
      <style:text-properties style:font-name="Calibri" officeooo:rsid="001b3de5" officeooo:paragraph-rsid="001b3de5"/>
    </style:style>
    <style:style style:name="P2" style:family="paragraph" style:parent-style-name="Standard">
      <style:text-properties style:font-name="Calibri" officeooo:rsid="001b3de5" officeooo:paragraph-rsid="001b72e9"/>
    </style:style>
    <style:style style:name="P3" style:family="paragraph" style:parent-style-name="Standard">
      <style:text-properties style:font-name="Calibri" officeooo:rsid="001b3de5" officeooo:paragraph-rsid="002da7ae"/>
    </style:style>
    <style:style style:name="P4" style:family="paragraph" style:parent-style-name="Standard">
      <style:text-properties style:font-name="Calibri" officeooo:rsid="001b72e9" officeooo:paragraph-rsid="001b72e9"/>
    </style:style>
    <style:style style:name="P5" style:family="paragraph" style:parent-style-name="Standard">
      <style:text-properties style:font-name="Calibri" officeooo:rsid="001c3786" officeooo:paragraph-rsid="001c3786"/>
    </style:style>
    <style:style style:name="P6" style:family="paragraph" style:parent-style-name="Standard">
      <style:text-properties style:font-name="Calibri" officeooo:rsid="001fbdd4" officeooo:paragraph-rsid="001fbdd4"/>
    </style:style>
    <style:style style:name="P7" style:family="paragraph" style:parent-style-name="Standard">
      <style:text-properties style:font-name="Calibri" officeooo:rsid="00222cd0" officeooo:paragraph-rsid="00222cd0"/>
    </style:style>
    <style:style style:name="P8" style:family="paragraph" style:parent-style-name="Standard">
      <style:paragraph-properties fo:break-before="page"/>
      <style:text-properties style:font-name="Calibri" fo:font-size="14pt" officeooo:rsid="001b3de5" officeooo:paragraph-rsid="001b72e9" style:font-size-asian="14pt" style:font-size-complex="14pt"/>
    </style:style>
    <style:style style:name="P9" style:family="paragraph" style:parent-style-name="Standard">
      <style:paragraph-properties fo:break-before="page"/>
      <style:text-properties style:font-name="Calibri" fo:font-size="14pt" officeooo:rsid="001b3de5" officeooo:paragraph-rsid="00240f02" style:font-size-asian="14pt" style:font-size-complex="14pt"/>
    </style:style>
    <style:style style:name="P10" style:family="paragraph" style:parent-style-name="Standard">
      <style:text-properties style:font-name="Calibri" fo:font-size="14pt" officeooo:rsid="001b3de5" officeooo:paragraph-rsid="00240f02" style:font-size-asian="14pt" style:font-size-complex="14pt"/>
    </style:style>
    <style:style style:name="P11" style:family="paragraph" style:parent-style-name="Standard">
      <style:paragraph-properties fo:break-before="page"/>
      <style:text-properties style:font-name="Calibri" fo:font-size="14pt" officeooo:rsid="001b3de5" officeooo:paragraph-rsid="00289ce2" style:font-size-asian="14pt" style:font-size-complex="14pt"/>
    </style:style>
    <style:style style:name="P12" style:family="paragraph" style:parent-style-name="Standard">
      <style:paragraph-properties fo:break-before="page"/>
      <style:text-properties style:font-name="Calibri" fo:font-size="14pt" officeooo:rsid="001b3de5" officeooo:paragraph-rsid="002da7ae" style:font-size-asian="14pt" style:font-size-complex="14pt"/>
    </style:style>
    <style:style style:name="P13" style:family="paragraph" style:parent-style-name="Standard">
      <style:text-properties style:font-name="Calibri" style:text-underline-style="solid" style:text-underline-width="auto" style:text-underline-color="font-color" officeooo:rsid="00222cd0" officeooo:paragraph-rsid="00222cd0"/>
    </style:style>
    <style:style style:name="P14" style:family="paragraph" style:parent-style-name="Standard">
      <style:text-properties style:font-name="Calibri" style:text-underline-style="solid" style:text-underline-width="auto" style:text-underline-color="font-color" officeooo:rsid="00240f02" officeooo:paragraph-rsid="00240f02"/>
    </style:style>
    <style:style style:name="P15" style:family="paragraph" style:parent-style-name="Standard">
      <style:text-properties style:font-name="Calibri" style:text-underline-style="solid" style:text-underline-width="auto" style:text-underline-color="font-color" officeooo:rsid="002449de" officeooo:paragraph-rsid="002449de"/>
    </style:style>
    <style:style style:name="P16" style:family="paragraph" style:parent-style-name="Standard">
      <style:text-properties style:font-name="Calibri" style:text-underline-style="solid" style:text-underline-width="auto" style:text-underline-color="font-color" officeooo:rsid="0024a887" officeooo:paragraph-rsid="0024a887"/>
    </style:style>
    <style:style style:name="P17" style:family="paragraph" style:parent-style-name="Standard">
      <style:text-properties style:font-name="Calibri" style:text-underline-style="solid" style:text-underline-width="auto" style:text-underline-color="font-color" officeooo:rsid="002526f0" officeooo:paragraph-rsid="002526f0"/>
    </style:style>
    <style:style style:name="P18" style:family="paragraph" style:parent-style-name="Standard">
      <style:text-properties style:font-name="Calibri" officeooo:rsid="0023bc7d" officeooo:paragraph-rsid="0023bc7d"/>
    </style:style>
    <style:style style:name="P19" style:family="paragraph" style:parent-style-name="Standard">
      <style:text-properties style:font-name="Calibri" officeooo:rsid="00240f02" officeooo:paragraph-rsid="00240f02"/>
    </style:style>
    <style:style style:name="P20" style:family="paragraph" style:parent-style-name="Standard">
      <style:text-properties style:font-name="Calibri" officeooo:rsid="00240f02" officeooo:paragraph-rsid="002449de"/>
    </style:style>
    <style:style style:name="P21" style:family="paragraph" style:parent-style-name="Standard">
      <style:text-properties style:font-name="Calibri" officeooo:rsid="00240f02" officeooo:paragraph-rsid="00240f02" fo:background-color="#ffff00"/>
    </style:style>
    <style:style style:name="P22" style:family="paragraph" style:parent-style-name="Standard">
      <style:text-properties style:font-name="Calibri" officeooo:rsid="002449de" officeooo:paragraph-rsid="002449de"/>
    </style:style>
    <style:style style:name="P23" style:family="paragraph" style:parent-style-name="Standard">
      <style:text-properties style:font-name="Calibri" officeooo:rsid="0024a887" officeooo:paragraph-rsid="0024a887"/>
    </style:style>
    <style:style style:name="P24" style:family="paragraph" style:parent-style-name="Standard">
      <style:text-properties style:font-name="Calibri" officeooo:rsid="002526f0" officeooo:paragraph-rsid="002526f0"/>
    </style:style>
    <style:style style:name="P25" style:family="paragraph" style:parent-style-name="Standard">
      <style:text-properties style:font-name="Calibri" officeooo:rsid="00240f02" officeooo:paragraph-rsid="00240f02" fo:background-color="transparent"/>
    </style:style>
    <style:style style:name="P26" style:family="paragraph" style:parent-style-name="Standard">
      <style:text-properties style:font-name="Calibri" officeooo:rsid="0026c7f3" officeooo:paragraph-rsid="0026c7f3" fo:background-color="transparent"/>
    </style:style>
    <style:style style:name="P27" style:family="paragraph" style:parent-style-name="Standard">
      <style:text-properties style:font-name="Calibri" officeooo:rsid="0026c7f3" officeooo:paragraph-rsid="002708dd" fo:background-color="transparent"/>
    </style:style>
    <style:style style:name="P28" style:family="paragraph" style:parent-style-name="Standard">
      <style:text-properties style:font-name="Calibri" fo:font-size="12pt" officeooo:rsid="001b3de5" officeooo:paragraph-rsid="00289ce2" style:font-size-asian="10.5pt" style:font-size-complex="12pt"/>
    </style:style>
    <style:style style:name="P29" style:family="paragraph" style:parent-style-name="Standard">
      <style:text-properties style:font-name="Calibri" fo:font-size="12pt" officeooo:rsid="002a7561" officeooo:paragraph-rsid="002a7561" style:font-size-asian="10.5pt" style:font-size-complex="12pt"/>
    </style:style>
    <style:style style:name="P30" style:family="paragraph" style:parent-style-name="Standard">
      <style:text-properties style:font-name="Calibri" fo:font-size="12pt" officeooo:rsid="002bf304" officeooo:paragraph-rsid="002bf304" style:font-size-asian="10.5pt" style:font-size-complex="12pt"/>
    </style:style>
    <style:style style:name="P31" style:family="paragraph" style:parent-style-name="Standard">
      <style:text-properties style:font-name="Calibri" fo:font-size="12pt" officeooo:rsid="002d94a4" officeooo:paragraph-rsid="002d94a4" style:font-size-asian="10.5pt" style:font-size-complex="12pt"/>
    </style:style>
    <style:style style:name="P32" style:family="paragraph" style:parent-style-name="Standard">
      <style:text-properties style:font-name="Calibri" fo:font-size="12pt" officeooo:rsid="001b3de5" officeooo:paragraph-rsid="002da7ae" style:font-size-asian="12pt" style:font-size-complex="12pt"/>
    </style:style>
    <style:style style:name="P33" style:family="paragraph" style:parent-style-name="Standard">
      <style:text-properties style:font-name="Calibri" officeooo:rsid="002da7ae" officeooo:paragraph-rsid="002da7ae"/>
    </style:style>
    <style:style style:name="P34" style:family="paragraph" style:parent-style-name="Standard">
      <style:text-properties style:font-name="Calibri" officeooo:rsid="002da7ae" officeooo:paragraph-rsid="002f74c9"/>
    </style:style>
    <style:style style:name="P35" style:family="paragraph" style:parent-style-name="Standard">
      <style:text-properties style:font-name="Calibri" officeooo:rsid="002f74c9" officeooo:paragraph-rsid="002f74c9"/>
    </style:style>
    <style:style style:name="P36" style:family="paragraph" style:parent-style-name="Standard">
      <style:text-properties style:font-name="Calibri" officeooo:rsid="002f74c9" officeooo:paragraph-rsid="0032580f"/>
    </style:style>
    <style:style style:name="P37" style:family="paragraph" style:parent-style-name="Standard">
      <style:text-properties style:font-name="Calibri" officeooo:rsid="0032580f" officeooo:paragraph-rsid="0032580f"/>
    </style:style>
    <style:style style:name="P38" style:family="paragraph" style:parent-style-name="Standard">
      <style:text-properties fo:color="#ffffff" loext:opacity="100%" style:font-name="Calibri" officeooo:rsid="001b72e9" officeooo:paragraph-rsid="001b72e9" fo:background-color="transparent"/>
    </style:style>
    <style:style style:name="P39" style:family="paragraph" style:parent-style-name="Standard">
      <style:text-properties fo:color="#ffffff" loext:opacity="100%" style:font-name="Calibri" officeooo:rsid="001c3786" officeooo:paragraph-rsid="001c3786" fo:background-color="transparent"/>
    </style:style>
    <style:style style:name="P40" style:family="paragraph" style:parent-style-name="Standard">
      <style:text-properties fo:color="#ffffff" loext:opacity="100%" style:font-name="Calibri" officeooo:rsid="00222cd0" officeooo:paragraph-rsid="00222cd0"/>
    </style:style>
    <style:style style:name="P41" style:family="paragraph" style:parent-style-name="Standard">
      <style:text-properties fo:color="#ffffff" loext:opacity="100%" style:font-name="Calibri" officeooo:rsid="001c3786" officeooo:paragraph-rsid="001c3786" fo:background-color="transparent"/>
    </style:style>
    <style:style style:name="P42" style:family="paragraph" style:parent-style-name="Standard">
      <style:text-properties fo:color="#ffffff" loext:opacity="100%" style:font-name="Calibri" fo:font-size="12pt" officeooo:rsid="002da7ae" officeooo:paragraph-rsid="002da7ae" fo:background-color="#000000" style:font-size-asian="12pt" style:font-size-complex="12pt"/>
    </style:style>
    <style:style style:name="P43" style:family="paragraph" style:parent-style-name="Standard">
      <style:text-properties fo:color="#ffffff" loext:opacity="100%" style:font-name="Calibri" officeooo:rsid="0037ba6c" officeooo:paragraph-rsid="0037ba6c" fo:background-color="#000000"/>
    </style:style>
    <style:style style:name="P44" style:family="paragraph" style:parent-style-name="Standard">
      <style:text-properties style:font-name="Calibri" fo:font-size="12pt" officeooo:rsid="002da7ae" officeooo:paragraph-rsid="002da7ae" style:font-size-asian="12pt" style:font-size-complex="12pt"/>
    </style:style>
    <style:style style:name="P45" style:family="paragraph" style:parent-style-name="Standard">
      <style:text-properties style:font-name="Calibri" fo:font-size="12pt" officeooo:rsid="002da7ae" officeooo:paragraph-rsid="003433ea" style:font-size-asian="12pt" style:font-size-complex="12pt"/>
    </style:style>
    <style:style style:name="P46" style:family="paragraph" style:parent-style-name="Standard">
      <style:text-properties style:font-name="Calibri" fo:font-size="12pt" officeooo:rsid="002f74c9" officeooo:paragraph-rsid="002f74c9" style:font-size-asian="12pt" style:font-size-complex="12pt"/>
    </style:style>
    <style:style style:name="P47" style:family="paragraph" style:parent-style-name="Standard">
      <style:text-properties style:font-name="Calibri" fo:font-size="12pt" officeooo:rsid="002f74c9" officeooo:paragraph-rsid="0032580f" style:font-size-asian="12pt" style:font-size-complex="12pt"/>
    </style:style>
    <style:style style:name="P48" style:family="paragraph" style:parent-style-name="Standard">
      <style:text-properties style:font-name="Calibri" fo:font-size="12pt" officeooo:rsid="002f74c9" officeooo:paragraph-rsid="0033177e" style:font-size-asian="12pt" style:font-size-complex="12pt"/>
    </style:style>
    <style:style style:name="P49" style:family="paragraph" style:parent-style-name="Standard">
      <style:text-properties style:font-name="Calibri" fo:font-size="12pt" officeooo:rsid="002f74c9" officeooo:paragraph-rsid="003433ea" style:font-size-asian="12pt" style:font-size-complex="12pt"/>
    </style:style>
    <style:style style:name="P50" style:family="paragraph" style:parent-style-name="Standard">
      <style:text-properties style:font-name="Calibri" fo:font-size="12pt" officeooo:rsid="002f74c9" officeooo:paragraph-rsid="00360079" style:font-size-asian="12pt" style:font-size-complex="12pt"/>
    </style:style>
    <style:style style:name="P51" style:family="paragraph" style:parent-style-name="Standard">
      <style:text-properties style:font-name="Calibri" fo:font-size="12pt" officeooo:rsid="0032580f" officeooo:paragraph-rsid="0032580f" style:font-size-asian="12pt" style:font-size-complex="12pt"/>
    </style:style>
    <style:style style:name="P52" style:family="paragraph" style:parent-style-name="Standard">
      <style:text-properties style:font-name="Calibri" fo:font-size="12pt" officeooo:rsid="0032580f" officeooo:paragraph-rsid="0033177e" style:font-size-asian="12pt" style:font-size-complex="12pt"/>
    </style:style>
    <style:style style:name="P53" style:family="paragraph" style:parent-style-name="Standard">
      <style:text-properties style:font-name="Calibri" fo:font-size="12pt" officeooo:rsid="0032580f" officeooo:paragraph-rsid="003433ea" style:font-size-asian="12pt" style:font-size-complex="12pt"/>
    </style:style>
    <style:style style:name="P54" style:family="paragraph" style:parent-style-name="Standard">
      <style:text-properties style:font-name="Calibri" fo:font-size="12pt" officeooo:rsid="0032580f" officeooo:paragraph-rsid="00360079" style:font-size-asian="12pt" style:font-size-complex="12pt"/>
    </style:style>
    <style:style style:name="P55" style:family="paragraph" style:parent-style-name="Standard">
      <style:text-properties style:font-name="Calibri" fo:font-size="12pt" officeooo:rsid="0033177e" officeooo:paragraph-rsid="0032580f" style:font-size-asian="12pt" style:font-size-complex="12pt"/>
    </style:style>
    <style:style style:name="P56" style:family="paragraph" style:parent-style-name="Standard">
      <style:text-properties style:font-name="Calibri" fo:font-size="12pt" officeooo:rsid="003433ea" officeooo:paragraph-rsid="003433ea" style:font-size-asian="12pt" style:font-size-complex="12pt"/>
    </style:style>
    <style:style style:name="P57" style:family="paragraph" style:parent-style-name="Standard">
      <style:text-properties style:font-name="Calibri" fo:font-size="12pt" style:text-underline-style="solid" style:text-underline-width="auto" style:text-underline-color="font-color" officeooo:rsid="002f74c9" officeooo:paragraph-rsid="002f74c9" style:font-size-asian="12pt" style:font-size-complex="12pt"/>
    </style:style>
    <style:style style:name="P58" style:family="paragraph" style:parent-style-name="Standard">
      <style:text-properties style:font-name="Calibri" fo:font-size="12pt" style:text-underline-style="solid" style:text-underline-width="auto" style:text-underline-color="font-color" officeooo:rsid="003061e4" officeooo:paragraph-rsid="003061e4" style:font-size-asian="12pt" style:font-size-complex="12pt"/>
    </style:style>
    <style:style style:name="P59" style:family="paragraph" style:parent-style-name="Standard">
      <style:text-properties style:font-name="Calibri" fo:font-size="12pt" style:text-underline-style="solid" style:text-underline-width="auto" style:text-underline-color="font-color" officeooo:rsid="0032580f" officeooo:paragraph-rsid="0032580f" style:font-size-asian="12pt" style:font-size-complex="12pt"/>
    </style:style>
    <style:style style:name="P60" style:family="paragraph" style:parent-style-name="Standard">
      <style:text-properties style:font-name="Calibri" fo:font-size="12pt" style:text-underline-style="solid" style:text-underline-width="auto" style:text-underline-color="font-color" officeooo:rsid="003433ea" officeooo:paragraph-rsid="003433ea" style:font-size-asian="12pt" style:font-size-complex="12pt"/>
    </style:style>
    <style:style style:name="P61" style:family="paragraph" style:parent-style-name="Standard">
      <style:text-properties style:font-name="Calibri" fo:font-size="12pt" officeooo:rsid="001b3de5" officeooo:paragraph-rsid="002da7ae" style:font-size-asian="10.5pt" style:font-size-complex="12pt"/>
    </style:style>
    <style:style style:name="P62" style:family="paragraph" style:parent-style-name="Standard">
      <style:text-properties style:font-name="Calibri" fo:font-size="12pt" officeooo:rsid="003895b9" officeooo:paragraph-rsid="003895b9" style:font-size-asian="10.5pt" style:font-size-complex="12pt"/>
    </style:style>
    <style:style style:name="P63" style:family="paragraph" style:parent-style-name="Standard">
      <style:text-properties style:font-name="Calibri" fo:font-size="12pt" officeooo:rsid="003a563d" officeooo:paragraph-rsid="003a563d" style:font-size-asian="10.5pt" style:font-size-complex="12pt"/>
    </style:style>
    <style:style style:name="P64" style:family="paragraph" style:parent-style-name="Standard">
      <style:text-properties style:font-name="Calibri" fo:font-size="12pt" officeooo:rsid="003be526" officeooo:paragraph-rsid="003be526" style:font-size-asian="10.5pt" style:font-size-complex="12pt"/>
    </style:style>
    <style:style style:name="P65" style:family="paragraph" style:parent-style-name="Standard">
      <style:text-properties style:font-name="Calibri" officeooo:rsid="002f74c9" officeooo:paragraph-rsid="0033177e"/>
    </style:style>
    <style:style style:name="P66" style:family="paragraph" style:parent-style-name="Standard">
      <style:text-properties style:font-name="Calibri" officeooo:rsid="002f74c9" officeooo:paragraph-rsid="003433ea"/>
    </style:style>
    <style:style style:name="P67" style:family="paragraph" style:parent-style-name="Standard">
      <style:text-properties style:font-name="Calibri" officeooo:rsid="002f74c9" officeooo:paragraph-rsid="00360079"/>
    </style:style>
    <style:style style:name="P68" style:family="paragraph" style:parent-style-name="Standard">
      <style:text-properties style:font-name="Calibri" officeooo:rsid="00360079" officeooo:paragraph-rsid="00360079"/>
    </style:style>
    <style:style style:name="P69" style:family="paragraph" style:parent-style-name="Standard">
      <style:text-properties style:font-name="Calibri" style:text-underline-style="solid" style:text-underline-width="auto" style:text-underline-color="font-color" officeooo:rsid="00360079" officeooo:paragraph-rsid="00360079"/>
    </style:style>
    <style:style style:name="P70" style:family="paragraph" style:parent-style-name="Standard">
      <style:text-properties style:font-name="Calibri" style:text-underline-style="solid" style:text-underline-width="auto" style:text-underline-color="font-color" officeooo:rsid="0037ba6c" officeooo:paragraph-rsid="0037ba6c"/>
    </style:style>
    <style:style style:name="P71" style:family="paragraph" style:parent-style-name="Standard">
      <style:text-properties style:font-name="Calibri" officeooo:rsid="001b3de5" officeooo:paragraph-rsid="002da7ae"/>
    </style:style>
    <style:style style:name="P72" style:family="paragraph" style:parent-style-name="Standard">
      <style:text-properties style:font-name="Calibri" officeooo:rsid="001b3de5" officeooo:paragraph-rsid="001b3de5"/>
    </style:style>
    <style:style style:name="P73" style:family="paragraph" style:parent-style-name="Standard">
      <style:paragraph-properties fo:break-before="page"/>
      <style:text-properties style:font-name="Calibri" fo:font-size="14pt" officeooo:rsid="001b3de5" officeooo:paragraph-rsid="002da7ae" style:font-size-asian="14pt" style:font-size-complex="14pt"/>
    </style:style>
    <style:style style:name="P74" style:family="paragraph" style:parent-style-name="Standard">
      <style:text-properties style:font-name="Calibri" officeooo:rsid="0037ba6c" officeooo:paragraph-rsid="0037ba6c"/>
    </style:style>
    <style:style style:name="P75" style:family="paragraph" style:parent-style-name="Standard">
      <style:text-properties style:font-name="Calibri" style:text-underline-style="none" officeooo:rsid="00384865" officeooo:paragraph-rsid="00384865"/>
    </style:style>
    <style:style style:name="P76" style:family="paragraph" style:parent-style-name="Standard">
      <style:text-properties style:font-name="Calibri" officeooo:rsid="00384865" officeooo:paragraph-rsid="00384865"/>
    </style:style>
    <style:style style:name="T1" style:family="text">
      <style:text-properties fo:color="#c9211e" loext:opacity="100%"/>
    </style:style>
    <style:style style:name="T2" style:family="text">
      <style:text-properties officeooo:rsid="001c3786"/>
    </style:style>
    <style:style style:name="T3" style:family="text">
      <style:text-properties officeooo:rsid="001d5729"/>
    </style:style>
    <style:style style:name="T4" style:family="text">
      <style:text-properties officeooo:rsid="001f095a"/>
    </style:style>
    <style:style style:name="T5" style:family="text">
      <style:text-properties officeooo:rsid="001fbdd4"/>
    </style:style>
    <style:style style:name="T6" style:family="text">
      <style:text-properties officeooo:rsid="00222cd0"/>
    </style:style>
    <style:style style:name="T7" style:family="text">
      <style:text-properties officeooo:rsid="0023bc7d"/>
    </style:style>
    <style:style style:name="T8" style:family="text">
      <style:text-properties officeooo:rsid="00240f02"/>
    </style:style>
    <style:style style:name="T9" style:family="text">
      <style:text-properties officeooo:rsid="002526f0"/>
    </style:style>
    <style:style style:name="T10" style:family="text">
      <style:text-properties officeooo:rsid="002708dd"/>
    </style:style>
    <style:style style:name="T11" style:family="text">
      <style:text-properties fo:font-weight="bold" style:font-weight-asian="bold" style:font-weight-complex="bold"/>
    </style:style>
    <style:style style:name="T12" style:family="text">
      <style:text-properties officeooo:rsid="002838cf"/>
    </style:style>
    <style:style style:name="T13" style:family="text">
      <style:text-properties officeooo:rsid="002d94a4"/>
    </style:style>
    <style:style style:name="T14" style:family="text">
      <style:text-properties fo:font-size="12pt" style:font-size-asian="12pt" style:font-size-complex="12pt"/>
    </style:style>
    <style:style style:name="T15" style:family="text">
      <style:text-properties fo:font-size="12pt" officeooo:rsid="002f74c9" style:font-size-asian="12pt" style:font-size-complex="12pt"/>
    </style:style>
    <style:style style:name="T16" style:family="text">
      <style:text-properties fo:font-size="12pt" officeooo:rsid="0032580f" style:font-size-asian="12pt" style:font-size-complex="12pt"/>
    </style:style>
    <style:style style:name="T17" style:family="text">
      <style:text-properties fo:font-size="12pt" officeooo:rsid="0033177e" style:font-size-asian="12pt" style:font-size-complex="12pt"/>
    </style:style>
    <style:style style:name="T18" style:family="text">
      <style:text-properties fo:font-size="12pt" officeooo:rsid="0036d153" style:font-size-asian="12pt" style:font-size-complex="12pt"/>
    </style:style>
    <style:style style:name="T19" style:family="text">
      <style:text-properties officeooo:rsid="0033177e"/>
    </style:style>
    <style:style style:name="T20" style:family="text">
      <style:text-properties officeooo:rsid="003433ea"/>
    </style:style>
    <style:style style:name="T21" style:family="text">
      <style:text-properties officeooo:rsid="0036d153"/>
    </style:style>
    <style:style style:name="T22" style:family="text">
      <style:text-properties officeooo:rsid="003a563d"/>
    </style:style>
    <style:style style:name="T23" style:family="text">
      <style:text-properties officeooo:rsid="003c5c34"/>
    </style:style>
    <style:style style:name="T24" style:family="text">
      <style:text-properties officeooo:rsid="003d57f7"/>
    </style:style>
    <style:style style:name="T25" style:family="text">
      <style:text-properties officeooo:rsid="003e5657"/>
    </style:style>
    <style:style style:name="T26" style:family="text">
      <style:text-properties officeooo:rsid="00401c38"/>
    </style:style>
    <style:style style:name="T27" style:family="text">
      <style:text-properties officeooo:rsid="0041e01d"/>
    </style:style>
    <style:style style:name="T28" style:family="text">
      <style:text-properties officeooo:rsid="0042e6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ECKPOINT 5 – <text:span text:style-name="T24">DOCUMENTACIÓN TEÓRICA</text:span></text:p>
      <text:p text:style-name="P1"/>
      <text:p text:style-name="P1"/>
      <text:p text:style-name="P1">¿Qué es un condicional?</text:p>
      <text:p text:style-name="P1"/>
      <text:p text:style-name="P1">¿Cuáles son los diferentes tipos de bucles en Python? ¿Por qué son útiles?</text:p>
      <text:p text:style-name="P1"/>
      <text:p text:style-name="P1">¿Qué es una lista por comprensión en Python?</text:p>
      <text:p text:style-name="P1"/>
      <text:p text:style-name="P1">¿Qué es un argumento en Python?</text:p>
      <text:p text:style-name="P1"/>
      <text:p text:style-name="P1">¿Qué es una función Lambda en Python?</text:p>
      <text:p text:style-name="P1"/>
      <text:p text:style-name="P1">¿Qué es un paquete pip?</text:p>
      <text:p text:style-name="P1"/>
      <text:p text:style-name="P1"/>
      <text:p text:style-name="P8">¿QUÉ ES UN CONDICIONAL?</text:p>
      <text:p text:style-name="P2"/>
      <text:p text:style-name="P4">Los condicionales son sentencias que expresan condiciones. Las usamos para decirle al programa que, si se cumple la condición expresada, entonces se debe ejecutar el bloque de código que se expresa a continuación.</text:p>
      <text:p text:style-name="P4"/>
      <text:p text:style-name="P13">Operadores de comparación</text:p>
      <text:p text:style-name="P4"><text:span text:style-name="T3">L</text:span>as sentencias <text:span text:style-name="T3">se expresan con</text:span> operadores. Los <text:span text:style-name="T5">operadores de comparación</text:span> son:</text:p>
      <text:p text:style-name="P4"/>
      <text:p text:style-name="P4">- igual que: ==</text:p>
      <text:p text:style-name="P4">- diferente que: !=</text:p>
      <text:p text:style-name="P4">- menor que: &lt;</text:p>
      <text:p text:style-name="P4">- mayor que: &gt;</text:p>
      <text:p text:style-name="P4">- menor o igual que: &lt;=</text:p>
      <text:p text:style-name="P4">- mayor o igual que: &gt;=</text:p>
      <text:p text:style-name="P4"/>
      <text:p text:style-name="P13">Sintaxis</text:p>
      <text:p text:style-name="P4">La sintaxis es la siguiente: en la primera línea se escribe “if” seguido de la condición que debe cumplirse y, por último, dos puntos. La siguiente línea debe empezar tabulada/<text:span text:style-name="T2">tener la misma sangría</text:span> para que funcione, y en ella se escribe el código que se ejecuta una vez cumplida la condición.</text:p>
      <text:p text:style-name="P4"/>
      <table:table table:name="Tabla3" table:style-name="Tabla3">
        <table:table-column table:style-name="Tabla3.A"/>
        <table:table-row table:style-name="Tabla3.1">
          <table:table-cell table:style-name="Tabla3.A1" office:value-type="string">
            <text:p text:style-name="P38">if [condición]:</text:p>
            <text:p text:style-name="P38"><text:s text:c="4"/>[código que debe ejecutarse]</text:p>
          </table:table-cell>
        </table:table-row>
      </table:table>
      <text:p text:style-name="P2"/>
      <text:p text:style-name="P4">Lo normal es añadir la condición “else” para expresar lo que queremos que ocurra de no cumplirse la condición “if”. La condición “else” debe tener la misma <text:span text:style-name="T2">sangría</text:span> que la condición “if”:</text:p>
      <text:p text:style-name="P4"/>
      <table:table table:name="Tabla2" table:style-name="Tabla2">
        <table:table-column table:style-name="Tabla2.A"/>
        <table:table-row table:style-name="Tabla2.1">
          <table:table-cell table:style-name="Tabla2.A1" office:value-type="string">
            <text:p text:style-name="P38">if [condición]:</text:p>
            <text:p text:style-name="P38"><text:s text:c="4"/>[código]</text:p>
            <text:p text:style-name="P38">else:</text:p>
            <text:p text:style-name="P38"><text:s text:c="4"/>[código]</text:p>
          </table:table-cell>
        </table:table-row>
      </table:table>
      <text:p text:style-name="P2"/>
      <text:p text:style-name="P4">Además, se pueden añadir condiciones <text:span text:style-name="T4">alternativas a la primera </text:span>con “elif”. Cada una de ellas debe estar colocada en una línea de código nueva con la misma <text:span text:style-name="T2">sangría</text:span> que “if”. Si se va a expresar una condición “else”, esta debe ir en último lugar. Ejemplo:</text:p>
      <text:p text:style-name="P4"/>
      <table:table table:name="Tabla1" table:style-name="Tabla1">
        <table:table-column table:style-name="Tabla1.A"/>
        <table:table-row table:style-name="Tabla1.1">
          <table:table-cell table:style-name="Tabla1.A1" office:value-type="string">
            <text:p text:style-name="P38">if [condición]:</text:p>
            <text:p text:style-name="P38"><text:s text:c="4"/>[código]</text:p>
            <text:p text:style-name="P38">elif [condición2]:</text:p>
            <text:p text:style-name="P38"><text:s text:c="5"/>[código]</text:p>
            <text:p text:style-name="P38">else:</text:p>
            <text:p text:style-name="P38"><text:s text:c="4"/>[código]</text:p>
          </table:table-cell>
        </table:table-row>
      </table:table>
      <text:p text:style-name="P4"/>
      <text:p text:style-name="P4"/>
      <text:p text:style-name="P4"/>
      <text:p text:style-name="P4"/>
      <text:p text:style-name="P4"/>
      <text:p text:style-name="P5"><text:soft-page-break/>Ejemplo de código con sentencias “if”, “elif” y “else”:</text:p>
      <table:table table:name="Tabla4" table:style-name="Tabla4">
        <table:table-column table:style-name="Tabla4.A"/>
        <table:table-row table:style-name="Tabla4.1">
          <table:table-cell table:style-name="Tabla4.A1" office:value-type="string">
            <text:p text:style-name="P39">if num == 5:</text:p>
            <text:p text:style-name="P39"><text:s text:c="4"/>print(‘¡Has acertado!’)</text:p>
            <text:p text:style-name="P39">elif num &gt; 5:</text:p>
            <text:p text:style-name="P39"><text:s text:c="4"/>print(‘¡Te has pasado!’)</text:p>
            <text:p text:style-name="P39">elif num &lt; 5:</text:p>
            <text:p text:style-name="P39"><text:s text:c="4"/>print(‘¡Te ha faltado un poco!’)</text:p>
            <text:p text:style-name="P39">else:</text:p>
            <text:p text:style-name="P39"><text:s text:c="4"/>print(‘Vuelve a intentarlo.’)</text:p>
          </table:table-cell>
        </table:table-row>
      </table:table>
      <text:p text:style-name="P6">Este ejemplo evalúa si la variable num es igual que 5. Si lo es, imprime “¡Has acertado!”. Después, tiene dos condiciones más: si num es mayor que 5 imprime “¡Te has pasado!” y si es menor que 5 imprime “’¡Te ha faltado un poco!”. Por último, tiene una condición “else” para agrupar los casos que no estén incluidos por las condiciones anteriores. Por ejemplo, en caso de que se haya introducido un tipo de dato que no sea número. En ese caso, se imprime “Vuelve a intentarlo.”</text:p>
      <text:p text:style-name="P5"/>
      <text:p text:style-name="P13">Otros operadores</text:p>
      <text:p text:style-name="P7">- Operador AND</text:p>
      <text:p text:style-name="P7">Cuando queremos expresar que dos condiciones deben cumplirse, usamos el operador “and”.</text:p>
      <text:p text:style-name="P7"/>
      <text:p text:style-name="P7">Ejemplo:</text:p>
      <table:table table:name="Tabla5" table:style-name="Tabla5">
        <table:table-column table:style-name="Tabla5.A"/>
        <table:table-row table:style-name="Tabla5.1">
          <table:table-cell table:style-name="Tabla5.A1" office:value-type="string">
            <text:p text:style-name="P40">if edad &lt; 70 and edad &gt; 18:</text:p>
            <text:p text:style-name="P40"><text:s text:c="4"/>print(‘Puedes conducir.’)</text:p>
          </table:table-cell>
        </table:table-row>
      </table:table>
      <text:p text:style-name="P7">En este ejemplo, se deben cumplir las dos condiciones: ser menor de 70 años y mayor de 18 para que se imprima “Puedes conducir”.</text:p>
      <text:p text:style-name="P7"/>
      <text:p text:style-name="P6">- <text:span text:style-name="T6">Operador OR</text:span></text:p>
      <text:p text:style-name="P7">Si solo es necesario que se cumpla una de las dos condiciones expresadas, se usa “or”.</text:p>
      <text:p text:style-name="P7"/>
      <text:p text:style-name="P7">Ejemplo:</text:p>
      <table:table table:name="Tabla6" table:style-name="Tabla6">
        <table:table-column table:style-name="Tabla6.A"/>
        <table:table-row table:style-name="Tabla6.1">
          <table:table-cell table:style-name="Tabla6.A1" office:value-type="string">
            <text:p text:style-name="P7">if num &lt; 5 or num &gt; 5:</text:p>
            <text:p text:style-name="P7"><text:s text:c="4"/>print(‘Te has equivocado.’)</text:p>
          </table:table-cell>
        </table:table-row>
      </table:table>
      <text:p text:style-name="P7">Este ejemplo expresa que, si el número es menor de 5 o si es mayor de 5, se imprimirá el mensaje “Te has equivocado.”.</text:p>
      <text:p text:style-name="P7"/>
      <text:p text:style-name="P7">- NOT</text:p>
      <text:p text:style-name="P7">Cuando queremos comprobar que no se cumple la condición expresada.</text:p>
      <text:p text:style-name="P7"/>
      <text:p text:style-name="P7">Ejemplo:</text:p>
      <table:table table:name="Tabla7" table:style-name="Tabla7">
        <table:table-column table:style-name="Tabla7.A"/>
        <table:table-row table:style-name="Tabla7.1">
          <table:table-cell table:style-name="Tabla7.A1" office:value-type="string">
            <text:p text:style-name="P7">if estado not logged_in:</text:p>
            <text:p text:style-name="P7"><text:s text:c="4"/>print(‘No puedes acceder a este contenido.’)</text:p>
          </table:table-cell>
        </table:table-row>
      </table:table>
      <text:p text:style-name="P7">Este ejemplo expresa que, si el estado no es “logged_in”, se imprimirá el mensaje “No puedes acceder a este contenido.”</text:p>
      <text:p text:style-name="P7"/>
      <text:p text:style-name="P7">- <text:span text:style-name="T7">IN</text:span></text:p>
      <text:p text:style-name="P18">Se usa para comprobar si un elemento se encuentra dentro de otro. Por ejemplo, para comprobar si una cadena de texto se encuentra dentro de otra, o si un elemento se encuentra dentro de una lista.</text:p>
      <text:p text:style-name="P18"><text:soft-page-break/>Ejemplo:</text:p>
      <table:table table:name="Tabla8" table:style-name="Tabla8">
        <table:table-column table:style-name="Tabla8.A"/>
        <table:table-row table:style-name="Tabla8.1">
          <table:table-cell table:style-name="Tabla8.A1" office:value-type="string">
            <text:p text:style-name="P18">if a in list:</text:p>
            <text:p text:style-name="P18"><text:s text:c="4"/>print(‘a está en la lista.’)</text:p>
          </table:table-cell>
        </table:table-row>
      </table:table>
      <text:p text:style-name="P18">Este ejemplo comprueba si el contenido de la variable ‘a’ está dentro de la lista ‘list’.</text:p>
      <text:p text:style-name="P18"/>
      <table:table table:name="Tabla9" table:style-name="Tabla9">
        <table:table-column table:style-name="Tabla9.A"/>
        <table:table-row table:style-name="Tabla9.1">
          <table:table-cell table:style-name="Tabla9.A1" office:value-type="string">
            <text:p text:style-name="P18">if ‘a’ in ‘azahar’:</text:p>
            <text:p text:style-name="P18"><text:s text:c="4"/>print(‘”a” está en la palabra “azahar”’)</text:p>
          </table:table-cell>
        </table:table-row>
      </table:table>
      <text:p text:style-name="P18">Este ejemplo comprueba si el carácter “a” está dentro de la cadena “azahar”.</text:p>
      <text:p text:style-name="P18"/>
      <text:p text:style-name="P18"/>
      <text:p text:style-name="P9">¿<text:span text:style-name="T8">CUÁLES SON LOS DIFERENTES TIPOS DE BUCLES EN PYTHON? ¿POR QUÉ SON ÚTILES?</text:span></text:p>
      <text:p text:style-name="P10"/>
      <text:p text:style-name="P19">En Python se usan dos tipos de bucles, los bucles “for in” y los bucles “while”. Sirven para repetir un proceso o un bloque de código en función a unas condiciones o en función a los elementos de un secuencia (lista, tupla, diccionario, set o cadena de texto). </text:p>
      <text:p text:style-name="P19"/>
      <text:p text:style-name="P14">Bucles for in</text:p>
      <text:p text:style-name="P19">Estos bucles recorren todos los elementos de una secuencia, así que el bloque de código que contienen se ejecutará tantas veces como elementos tenga la secuencia.</text:p>
      <text:p text:style-name="P19"/>
      <text:p text:style-name="P15">Sintaxis de los bucles for</text:p>
      <table:table table:name="Tabla11" table:style-name="Tabla11">
        <table:table-column table:style-name="Tabla11.A"/>
        <table:table-row table:style-name="Tabla11.1">
          <table:table-cell table:style-name="Tabla11.A1" office:value-type="string">
            <text:p text:style-name="P22">for [elemento] in [secuencia]:</text:p>
            <text:p text:style-name="P22"><text:s text:c="4"/>[código que se ejecutará]</text:p>
          </table:table-cell>
        </table:table-row>
      </table:table>
      <text:p text:style-name="P22">Se escribe “for” seguido de un nombre de variable que asignamos a cada elemento de la secuencia. Después escribimos “in” y el nombre del objeto sobre el que queremos que tenga efecto (el nombre de la lista, tupla, etc). Al final de la línea ponemos dos puntos. A partir de la siguiente línea, tabulada, escribimos el código que se ejecutará por cada elemento. Pueden ser varias líneas, en cuyo caso irán todas con la misma sangría.</text:p>
      <text:p text:style-name="P20"/>
      <text:p text:style-name="P19">Ejemplo:</text:p>
      <table:table table:name="Tabla10" table:style-name="Tabla10">
        <table:table-column table:style-name="Tabla10.A"/>
        <table:table-row table:style-name="Tabla10.1">
          <table:table-cell table:style-name="Tabla10.A1" office:value-type="string">
            <text:p text:style-name="P19">usuarios = [‘Aimar’, ‘Ainhoa’]</text:p>
            <text:p text:style-name="P19"/>
            <text:p text:style-name="P19">for usuario in usuarios:</text:p>
            <text:p text:style-name="P19"><text:s text:c="4"/>print(f‘Hola, {usuario}.’)</text:p>
          </table:table-cell>
        </table:table-row>
      </table:table>
      <text:p text:style-name="P19">En este ejemplo tenemos una lista de usuarios. El bucle for se ejecuta por cada usuario de la lista e imprime el mensaje ‘Hola, {usuario}.’ Por cada uno de ellos, donde {usuario} se sustituye por cada nombre.</text:p>
      <text:p text:style-name="P19"/>
      <text:p text:style-name="P16">Bucles while</text:p>
      <text:p text:style-name="P23">Los bucles while también sirven para que se repita la ejecución de un bloque de código, pero tienen la desventaja de que, si no se les define un punto de finalización, pueden llegar a ejecutarse indefinidamente. Es lo que se llamaría un bucle infinito.</text:p>
      <text:p text:style-name="P23"/>
      <text:p text:style-name="P16">Sintaxis de los bucles while</text:p>
      <table:table table:name="Tabla12" table:style-name="Tabla12">
        <table:table-column table:style-name="Tabla12.A"/>
        <table:table-row table:style-name="Tabla12.1">
          <table:table-cell table:style-name="Tabla12.A1" office:value-type="string">
            <text:p text:style-name="P24">while [condición]:</text:p>
            <text:p text:style-name="P24"><text:s text:c="4"/>[código que se ejecutará]</text:p>
          </table:table-cell>
        </table:table-row>
      </table:table>
      <text:p text:style-name="P24">Se evalúa si se cumple la condición. En caso de que así sea, se ejecutará el código y el proceso se repite. Es decir, se vueve a evaluar si se cumple la condición y así se repite el bucle hasta que la condición no se cumpla.</text:p>
      <text:p text:style-name="P24"/>
      <text:p text:style-name="P24">Ejemplo:</text:p>
      <table:table table:name="Tabla13" table:style-name="Tabla13">
        <table:table-column table:style-name="Tabla13.A"/>
        <table:table-row table:style-name="Tabla13.1">
          <table:table-cell table:style-name="Tabla13.A1" office:value-type="string">
            <text:p text:style-name="P24">co<text:span text:style-name="T25">ntado</text:span>r = 1</text:p>
            <text:p text:style-name="P24">while co<text:span text:style-name="T25">ntado</text:span>r &lt;= 10:</text:p>
            <text:p text:style-name="P24"><text:s text:c="4"/>print(co<text:span text:style-name="T25">ntado</text:span>r)</text:p>
            <text:p text:style-name="P24"><text:s text:c="4"/>co<text:span text:style-name="T25">ntado</text:span>r += 1</text:p>
          </table:table-cell>
        </table:table-row>
      </table:table>
      <text:p text:style-name="P24"><text:soft-page-break/>Este ejemplo comienza con una variable, “<text:span text:style-name="T26">contador</text:span>” que es igual a 1. La condición del bucle es que, mientras esta variable sea igual o menor que 10, se ejecute la impresión del contador y se sume 1 al mismo. Así pues, el resultado es que se imprimen todos los números del 1 al 10.</text:p>
      <text:p text:style-name="P24"/>
      <text:p text:style-name="P17">Instrucciones “break” y “continue”</text:p>
      <text:p text:style-name="P25"><text:span text:style-name="T9">Sirven para controlar los </text:span>bucles en Python.</text:p>
      <text:p text:style-name="P21"/>
      <text:p text:style-name="P25"><text:span text:style-name="T11">Break</text:span>: <text:span text:style-name="T9">Interrumpe el bucle cuando se cumple una condición. Se escribe dentro del código del bucle.</text:span></text:p>
      <text:p text:style-name="P25"/>
      <text:p text:style-name="P26">Ejemplo:</text:p>
      <table:table table:name="Tabla14" table:style-name="Tabla14">
        <table:table-column table:style-name="Tabla14.A"/>
        <table:table-row table:style-name="Tabla14.1">
          <table:table-cell table:style-name="Tabla14.A1" office:value-type="string">
            <text:p text:style-name="P26">contador = 0<text:line-break/>while contador &lt; 10:<text:line-break/> <text:s/>print(contador)<text:line-break/> <text:s/>contador += 1<text:line-break/> <text:s/>if contador == 4:<text:line-break/> <text:s text:c="3"/>break</text:p>
          </table:table-cell>
        </table:table-row>
      </table:table>
      <text:p text:style-name="P26">En el ejemplo, el bucle imprime números siempre que sean menores que 10 <text:span text:style-name="T10">y va sumando 1 al contador</text:span>, pero, al añadir la instrucción de parar (“break”) cuando el contador sea igual que 4, el bucle se detiene ahí y no sigue ejecutándose. Por lo tanto, se imprimirán únicamente los números 0, 1, 2 y 3.</text:p>
      <text:p text:style-name="P25"/>
      <text:p text:style-name="P25"><text:span text:style-name="T11">Continue</text:span>: <text:span text:style-name="T9">Interrumpe el bucle, no se ejecuta el proceso definido en el bucle, pero vuelve al principio y continúa ejecutando el bucle en su siguiente iteración.</text:span></text:p>
      <text:p text:style-name="P25"/>
      <text:p text:style-name="P27">Ejemplo:</text:p>
      <table:table table:name="Tabla15" table:style-name="Tabla15">
        <table:table-column table:style-name="Tabla15.A"/>
        <table:table-row table:style-name="Tabla15.1">
          <table:table-cell table:style-name="Tabla15.A1" office:value-type="string">
            <text:p text:style-name="P27">contador = 0<text:line-break/>while contador &lt; 10:<text:line-break/> <text:s text:c="3"/>contador += 1<text:line-break/> <text:s text:c="3"/>if contador == 4:<text:line-break/> <text:s text:c="7"/>continue<text:line-break/> <text:s text:c="3"/>print(contador)</text:p>
          </table:table-cell>
        </table:table-row>
      </table:table>
      <text:p text:style-name="P27">En el ejemplo, el bucle <text:span text:style-name="T12">suma 1 al contador e </text:span>imprime <text:span text:style-name="T12">el número resultante</text:span> siempre que sea menor que 10, pero, al añadir la instrucción de <text:span text:style-name="T12">continuar</text:span> (“<text:span text:style-name="T12">continue</text:span>”) cuando el contador sea igual que 4, el bucle se <text:span text:style-name="T12">salta la instrucción de imprimir ese número, pero sigue ejecutando el bucle desde 4</text:span>. Por lo tanto, se imprimirán los números 1, 2, 3, <text:span text:style-name="T12">5, 6, 7, 8, 9 y 10, pero se salta el 4</text:span>.</text:p>
      <text:p text:style-name="P27"/>
      <text:p text:style-name="P27"/>
      <text:p text:style-name="P11">¿QUÉ ES UNA LISTA POR COMPRENSIÓN EN PYTHON?</text:p>
      <text:p text:style-name="P28"/>
      <text:p text:style-name="P29"><text:span text:style-name="T13">Crear listas por </text:span>compre<text:span text:style-name="T27">n</text:span>sión es una manera abreviada de crear una lista en una sola línea de código basándonos en los valores de una lista existente <text:span text:style-name="T13">y </text:span>por medio de bucles o condicionales.</text:p>
      <text:p text:style-name="P29"/>
      <text:p text:style-name="P30">Sin hacer uso de esta sintaxis más abreviada, el código puede resultar más largo y farragoso.</text:p>
      <text:p text:style-name="P30"/>
      <text:p text:style-name="P30">Ejemplo de lista por comprensión:</text:p>
      <table:table table:name="Tabla16" table:style-name="Tabla16">
        <table:table-column table:style-name="Tabla16.A"/>
        <table:table-row table:style-name="Tabla16.1">
          <table:table-cell table:style-name="Tabla16.A1" office:value-type="string">
            <text:p text:style-name="P31">lista_1 = [0, 1, 2, 3, 4]</text:p>
            <text:p text:style-name="P31">lista_2 = [num + 1 for num in lista_1]</text:p>
          </table:table-cell>
        </table:table-row>
      </table:table>
      <text:p text:style-name="P31">En este ejemplo, la lista_2 se crea al repetir el proceso de añadir +1 a la variable num, que representa cada uno de los elementos de lista_1. El resultado al imprimir la lista_2 es [1, 2, 3, 4, 5]</text:p>
      <text:p text:style-name="P31"/>
      <text:p text:style-name="P31">El mismo código, sin crear la lista por comprensión:</text:p>
      <table:table table:name="Tabla17" table:style-name="Tabla17">
        <table:table-column table:style-name="Tabla17.A"/>
        <table:table-row table:style-name="Tabla17.1">
          <table:table-cell table:style-name="Tabla17.A1" office:value-type="string">
            <text:p text:style-name="P31">lista_1 = [0, 1, 2, 3, 4]<text:line-break/>lista_2 =[]<text:line-break/>for num in lista_1:<text:line-break/> <text:s text:c="3"/>lista_2.append(num+1)</text:p>
          </table:table-cell>
        </table:table-row>
      </table:table>
      <text:p text:style-name="P31">En este ejemplo, para crear la lista_2 se necesitan 3 líneas de código, que además no resultan tan fáciles de leer.</text:p>
      <text:p text:style-name="P31"/>
      <text:p text:style-name="P31"/>
      <text:p text:style-name="P12">¿QUÉ ES UN ARGUMENTO EN PYTHON?</text:p>
      <text:p text:style-name="P32"/>
      <text:p text:style-name="P44">Los argumentos son los valores que se incluyen para la ejecución de una función. Son necesarios si se han expresado parámetros al definir la función. Los parámetros se expresan en paréntesis tras el nombre de la función. Por ejemplo, así:</text:p>
      <text:p text:style-name="P33"><text:span text:style-name="T14"/></text:p>
      <text:p text:style-name="P42">def multi(num1, num2):</text:p>
      <text:p text:style-name="P44">En esta función de nombre “multi”, num1 y num2 son parámetros que hay que rellenar a la hora de ejecutar la función. Es decir, cuando la ejecutemos, tendremos que escribir números en lugar de num1 y num2: “multi(2, 5)”. En este ejemplo, 2 y 5 son los argumentos.</text:p>
      <text:p text:style-name="P33"><text:span text:style-name="T14"/></text:p>
      <text:p text:style-name="P45">Hay distintos tipos de argumentos: argumentos por defecto, argumentos posicionales, argumentos por nombre, argumentos arbitrarios (*args) y argumentos <text:span text:style-name="T20">por nombre arbitrarios (</text:span>**kwargs<text:span text:style-name="T20">)</text:span>.</text:p>
      <text:p text:style-name="P3"/>
      <text:p text:style-name="P57">Argumentos por defecto</text:p>
      <text:p text:style-name="P34"><text:span text:style-name="T14">Si ejecutamos sin argumentos una función que tiene definidos unos parámetros, se producirá un error. </text:span><text:span text:style-name="T15">Para evitar este problema se pueden definir unos valores por defecto, que serán los que se implementarán en caso de que no se añadan argumentos al llamar la función.</text:span></text:p>
      <text:p text:style-name="P34"><text:span text:style-name="T15"/></text:p>
      <text:p text:style-name="P46">Ejemplo:</text:p>
      <table:table table:name="Tabla18" table:style-name="Tabla18">
        <table:table-column table:style-name="Tabla18.A"/>
        <table:table-row table:style-name="Tabla18.1">
          <table:table-cell table:style-name="Tabla18.A1" office:value-type="string">
            <text:p text:style-name="P46">def saludo(nombre = 'Invitado'):<text:line-break/> <text:s text:c="3"/>print(f'¡Hola, {nombre}!')<text:line-break/><text:line-break/>saludo()</text:p>
          </table:table-cell>
        </table:table-row>
      </table:table>
      <text:p text:style-name="P46">Al ejecutar esta función sin proporcionar argumentos (véanse los paréntesis vacíos), la función completa con el valor por defecto, “Invitado”, por lo que el resultado es “¡Hola, Invitado!”. Si en lugar de dejar el paréntesis vacío se hubiera dado como argumento una cadena de texto, la función habría usado esa cadena para completar la frase, en lugar del valor por defecto.</text:p>
      <text:p text:style-name="P35"><text:span text:style-name="T14"/></text:p>
      <text:p text:style-name="P58">Argumentos posicionales</text:p>
      <text:p text:style-name="P51">Al definir una serie de parámetros, se ha de tener en cuenta el orden en el que luego se introducen los argumentos. Los argumentos se deben escribir en el mismo nombre que su parámetro correspondiente para que la función se ejecute de la manera prevista.</text:p>
      <text:p text:style-name="P37"><text:span text:style-name="T14"/></text:p>
      <text:p text:style-name="P47">Ejemplo:</text:p>
      <table:table table:name="Tabla19" table:style-name="Tabla19">
        <table:table-column table:style-name="Tabla19.A"/>
        <table:table-row table:style-name="Tabla19.1">
          <table:table-cell table:style-name="Tabla19.A1" office:value-type="string">
            <text:p text:style-name="P36"><text:span text:style-name="T14">def saludo(nombre, apellido):<text:line-break/> <text:s text:c="3"/>print(f'¡Hola, {nombre} {apellido}!')<text:line-break/><text:line-break/>saludo('</text:span><text:span text:style-name="T16">Aitor</text:span><text:span text:style-name="T14">', '</text:span><text:span text:style-name="T16">García</text:span><text:span text:style-name="T14">')</text:span></text:p>
          </table:table-cell>
        </table:table-row>
      </table:table>
      <text:p text:style-name="P51">Esta función espera que se introduzca el argumento del nombre en primer lugar y, en segundo lugar, el del apellido. Si se introducen al revés, al ejecutarse la función sus valores no aparecerán en el lugar correspondiente, por eso es importante fijarse en la posición de los valores al usar argumentos de este tipo.</text:p>
      <text:p text:style-name="P37"><text:span text:style-name="T14"/></text:p>
      <text:p text:style-name="P59">Argumentos por nombre</text:p>
      <text:p text:style-name="P51">En caso de que no se quiera tener en cuenta la posición de los argumentos, o que se trate de demasiados argumentos, puede ser conveniente usar argumentos por nombre. <text:span text:style-name="T19">Es decir, a la hora de llamar la función e introducir los argumentos, especificamos el nombre de los mismos antes del </text:span><text:soft-page-break/><text:span text:style-name="T19">valor. Al usar estos argumentos, ya no es necesario escribirlos en el mismo orden que los parámetros especificados al definir la función.</text:span></text:p>
      <text:p text:style-name="P55"/>
      <text:p text:style-name="P48">Ejemplo:</text:p>
      <table:table table:name="Tabla20" table:style-name="Tabla20">
        <table:table-column table:style-name="Tabla20.A"/>
        <table:table-row table:style-name="Tabla20.1">
          <table:table-cell table:style-name="Tabla20.A1" office:value-type="string">
            <text:p text:style-name="P65"><text:span text:style-name="T14">def saludo(nombre, apellido):<text:line-break/> <text:s text:c="3"/>print(f'¡Hola, {nombre} {apellido}!')<text:line-break/><text:line-break/>saludo(</text:span><text:span text:style-name="T17">apellido = </text:span><text:span text:style-name="T14">'</text:span><text:span text:style-name="T16">García</text:span><text:span text:style-name="T14">', </text:span><text:span text:style-name="T17">nombre = </text:span><text:span text:style-name="T14">'</text:span><text:span text:style-name="T16">Aitor</text:span><text:span text:style-name="T14">')</text:span></text:p>
          </table:table-cell>
        </table:table-row>
      </table:table>
      <text:p text:style-name="P52"><text:span text:style-name="T19">Al introducir los argumentos con su nombre, hemos podido colocarlos en distinto orden, pero la función se ejecuta correctamente y se imprime la frase en el orden correcto: “¡Hola, Aitor García!”</text:span></text:p>
      <text:p text:style-name="P52"/>
      <text:p text:style-name="P60">Argumentos arbitrarios</text:p>
      <text:p text:style-name="P56">Cuando no sabemos cuántos argumentos se definirán, utilizamos un único parámetro, que se escribe con un asterisco seguido de la palabra elegida, pero por convención se usa “args”. Esta variable representa un número indeterminado de argumentos <text:span text:style-name="T27">que</text:span>, en concreto, se trata de una tupla. <text:s/>También es posible combinar estos argumentos con argumentos posicionales. En ese caso, los argumentos arbitrarios se deben colocar después de los posicionales.</text:p>
      <text:p text:style-name="P56"/>
      <text:p text:style-name="P49">Ejemplo:</text:p>
      <table:table table:name="Tabla21" table:style-name="Tabla21">
        <table:table-column table:style-name="Tabla21.A"/>
        <table:table-row table:style-name="Tabla21.1">
          <table:table-cell table:style-name="Tabla21.A1" office:value-type="string">
            <text:p text:style-name="P66"><text:span text:style-name="T14">def saludo(*args):<text:line-break/> <text:s text:c="3"/>print(f'¡Hola, {" ".join(args)}!')<text:line-break/><text:line-break/>saludo('Aitor', 'García')</text:span></text:p>
          </table:table-cell>
        </table:table-row>
      </table:table>
      <text:p text:style-name="P53"><text:span text:style-name="T20">Con *args le estamos diciendo al programa que se introducirá un número indeterminado de argumentos. Luego estamos usando el método join() para explicitar que deben aparecer unidos y separados por un espacio. Al llamar la función, introducimos los argumentos, que deben de aparecer en el orden correcto. Así, s</text:span><text:span text:style-name="T19">e imprime la frase: “¡Hola, Aitor García!”</text:span></text:p>
      <text:p text:style-name="P53"/>
      <text:p text:style-name="P69"><text:span text:style-name="T14">Argumentos por nombre arbitrarios</text:span></text:p>
      <text:p text:style-name="P68"><text:span text:style-name="T14">De modo similar a los argumentos arbitrarios, cuando queremos usar argumentos por nombre, pero al definir la función no sabemos cuántos se usarán, escribimos como parámetro dos asteriscos seguidos del nombre que queramos, aunque por convención se usa “kwargs”. </text:span><text:span text:style-name="T18">La</text:span><text:span text:style-name="T14"> variable “</text:span><text:span text:style-name="T18">kwargs</text:span><text:span text:style-name="T14">” </text:span><text:span text:style-name="T18">representa un número indefinido de argumentos por nombre, y </text:span><text:span text:style-name="T14">contendrá básicamente un diccionario con nombres y valores.</text:span></text:p>
      <text:p text:style-name="P3"/>
      <text:p text:style-name="P50">Ejemplo:</text:p>
      <table:table table:name="Tabla22" table:style-name="Tabla22">
        <table:table-column table:style-name="Tabla22.A"/>
        <table:table-row table:style-name="Tabla22.1">
          <table:table-cell table:style-name="Tabla22.A1" office:value-type="string">
            <text:p text:style-name="P67"><text:span text:style-name="T14">def saludo(**kwargs):<text:line-break/> <text:s text:c="3"/>print(f"¡Hola, {kwargs['nombre']} {kwargs['apellido']}!")<text:line-break/> <text:s/><text:line-break/> <text:s text:c="7"/><text:line-break/>saludo(nombre = 'Aitor', apellido = 'García')</text:span></text:p>
          </table:table-cell>
        </table:table-row>
      </table:table>
      <text:p text:style-name="P54"><text:span text:style-name="T20">Con *</text:span><text:span text:style-name="T21">*kw</text:span><text:span text:style-name="T20">args le estamos diciendo al programa que se introducirá un número indeterminado de argumentos </text:span><text:span text:style-name="T21">por nombre</text:span><text:span text:style-name="T20">. Luego </text:span><text:span text:style-name="T21">le </text:span><text:span text:style-name="T20">estamos </text:span><text:span text:style-name="T21">diciendo al programa qué valores queremos que se impriman dentro de la frase</text:span><text:span text:style-name="T20">. Al llamar la función, introducimos los argumentos </text:span><text:span text:style-name="T21">con su nombre y su valor correspondiente</text:span><text:span text:style-name="T20">. Así, s</text:span><text:span text:style-name="T19">e imprime la frase: “¡Hola, Aitor García!”</text:span></text:p>
      <text:p text:style-name="P3"/>
      <text:p text:style-name="P12">¿QUÉ ES UNA FUNCIÓN LAMBDA EN PYTHON?</text:p>
      <text:p text:style-name="P3"/>
      <text:p text:style-name="P74">Las funciones lambda son funciones pequeñas y anónimas que podemos usar <text:span text:style-name="T28">dentro d</text:span>e otras funciones o en otras partes de un programa. Pueden tener varios argumentos, pero solo una expresión.</text:p>
      <text:p text:style-name="P74"/>
      <text:p text:style-name="P74">Son útiles cuando el código para escribir una función solo tiene una expresión y solo va a ser utilizada una vez. Así, evitamos tener que definirlas y el código queda más compacto.</text:p>
      <text:p text:style-name="P74"/>
      <text:p text:style-name="P70">Sintaxis</text:p>
      <text:p text:style-name="P75">Se escribe la palabra “lambda”, espacio, después se escriben los argumentos separados por coma, dos puntos y, tras los dos puntos, la expresión.</text:p>
      <text:p text:style-name="P75"/>
      <text:p text:style-name="P43">lambda argumentos: expresión</text:p>
      <text:p text:style-name="P3"/>
      <text:p text:style-name="P74">Ejemplo:</text:p>
      <table:table table:name="Tabla23" table:style-name="Tabla23">
        <table:table-column table:style-name="Tabla23.A"/>
        <table:table-row table:style-name="Tabla23.1">
          <table:table-cell table:style-name="Tabla23.A1" office:value-type="string">
            <text:p text:style-name="P74">suma = lambda a, b: a + b<text:line-break/>print(suma(2, 4))</text:p>
          </table:table-cell>
        </table:table-row>
      </table:table>
      <text:p text:style-name="P76">En este ejemplo, se guarda la función lambda dentro de la variable “suma” y, al imprimir la variable suma proporcionamos los argumentos que queremos que se sumen, por lo que se imprime el resultado de 6 en este caso.</text:p>
      <text:p text:style-name="P3"/>
      <text:p text:style-name="P3"/>
      <text:p text:style-name="P12">¿QUÉ ES UN PAQUETE PIP?</text:p>
      <text:p text:style-name="P61"/>
      <text:p text:style-name="P62"><text:span text:style-name="T22">A la hora de usar Python, a veces es necesario usar librerías o módulos desarrollados por terceras partes, es decir, que no vienen integrados por defecto en Python. Para usarlos, hay que importarlos de la base de datos Python Package Index.</text:span></text:p>
      <text:p text:style-name="P62"/>
      <text:p text:style-name="P63">PIP es el programa de instalación de módulos externos más extendido. Así pues, un paquete pip es un paquete que se puede instalar mediante PIP.</text:p>
      <text:p text:style-name="P63"/>
      <text:p text:style-name="P64">A partir de la versión 3.4 de Python, PIP viene incluido por defecto. Para instalar un paquete pip, <text:span text:style-name="T28">en la línea de comandos </text:span>se escribe “pip install” seguido del nombre del paquete. <text:span text:style-name="T23">Después, para usarlo, es necesario importarlo en el archivo correspondiente, como otros módulos que ya vienen integrados: “import” + nombre del módul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3T15:59:11.836000000</meta:creation-date>
    <meta:generator>LibreOffice/7.6.2.1$Windows_X86_64 LibreOffice_project/56f7684011345957bbf33a7ee678afaf4d2ba333</meta:generator>
    <dc:date>2024-03-15T12:58:35.375000000</dc:date>
    <meta:editing-duration>PT8H31M2S</meta:editing-duration>
    <meta:editing-cycles>40</meta:editing-cycles>
    <meta:document-statistic meta:table-count="23" meta:image-count="0" meta:object-count="0" meta:page-count="11" meta:paragraph-count="159" meta:word-count="2403" meta:character-count="14381" meta:non-whitespace-character-count="11983"/>
  </office:meta>
</office:document-meta>
</file>